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05E0000005EADDE1344263C5DEC.png" manifest:media-type="image/png"/>
  <manifest:file-entry manifest:full-path="Pictures/TablePreview1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bitmap" draw:fill-color="#ffffff" draw:fill-image-name="Sky" draw:opacity="0%" draw:opacity-name="" draw:textarea-horizontal-align="justify" draw:textarea-vertical-align="middle" draw:auto-grow-height="false" fo:min-height="1.802cm" fo:min-width="1.552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0%" draw:opacity-name="" draw:textarea-horizontal-align="justify" draw:textarea-vertical-align="middle" draw:auto-grow-height="false" fo:min-height="1.782cm" fo:min-width="4.072cm" fo:padding-top="0.178cm" fo:padding-bottom="0.178cm" fo:padding-left="0.303cm" fo:padding-right="0.303cm"/>
    </style:style>
    <style:style style:name="gr4" style:family="graphic" style:parent-style-name="standard">
      <style:graphic-properties draw:stroke="solid" draw:stroke-dash="_33__20_Dashes_20_3_20_Dots_20__28_var_29_" svg:stroke-width="0.106cm" svg:stroke-color="#000000" draw:marker-start-width="0.359cm" draw:marker-end-width="0.359cm" svg:stroke-opacity="100%" draw:fill-color="#ffffff" draw:opacity="0%" draw:opacity-name="" draw:textarea-horizontal-align="justify" draw:textarea-vertical-align="middle" draw:auto-grow-height="false" fo:min-height="1.782cm" fo:min-width="4.07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opacity="0%" draw:opacity-name="" draw:textarea-horizontal-align="justify" draw:textarea-vertical-align="middle" draw:auto-grow-height="false" fo:min-height="1.676cm" fo:min-width="3.966cm" fo:padding-top="0.178cm" fo:padding-bottom="0.178cm" fo:padding-left="0.303cm" fo:padding-right="0.303cm"/>
    </style:style>
    <style:style style:name="gr6" style:family="graphic" style:parent-style-name="standard">
      <style:graphic-properties draw:stroke="solid" draw:stroke-dash="_33__20_Dashes_20_3_20_Dots_20__28_var_29_" svg:stroke-width="0.106cm" svg:stroke-color="#000000" draw:marker-start-width="0.359cm" draw:marker-end-width="0.359cm" svg:stroke-opacity="100%" draw:fill-color="#ffffff" draw:opacity="0%" draw:opacity-name="" draw:textarea-horizontal-align="justify" draw:textarea-vertical-align="middle" draw:auto-grow-height="false" fo:min-height="1.676cm" fo:min-width="3.96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opacity="0%" draw:opacity-name="" draw:textarea-horizontal-align="justify" draw:textarea-vertical-align="middle" draw:auto-grow-height="false" fo:min-height="1.214cm" fo:min-width="1.3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6cm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412cm" style:use-optimal-column-width="false"/>
    </style:style>
    <style:style style:name="co2" style:family="table-column">
      <style:table-column-properties style:column-width="2.436cm" style:use-optimal-column-width="false"/>
    </style:style>
    <style:style style:name="co3" style:family="table-column">
      <style:table-column-properties style:column-width="2.561cm" style:use-optimal-column-width="false"/>
    </style:style>
    <style:style style:name="co4" style:family="table-column">
      <style:table-column-properties style:column-width="2.645cm" style:use-optimal-column-width="false"/>
    </style:style>
    <style:style style:name="co5" style:family="table-column">
      <style:table-column-properties style:column-width="2.878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color="#ffffff" draw:fill-image-name="Sky" draw:opacity="0%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234cm" svg:y1="19.896cm" svg:x2="7.012cm" svg:y2="18.88cm">
          <text:p/>
        </draw:line>
        <draw:custom-shape draw:style-name="gr2" draw:text-style-name="P3" draw:layer="layout" svg:width="3.048cm" svg:height="3.048cm" svg:x="7.212cm" svg:y="16.848cm">
          <text:p text:style-name="P2">Rash</text:p>
          <text:p text:style-name="P2">emo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572cm" svg:height="2.032cm" svg:x="0.408cm" svg:y="18.626cm">
          <text:p text:style-name="P2">Positive </text:p>
          <text:p text:style-name="P2">urgenc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72cm" svg:height="2.032cm" svg:x="0.408cm" svg:y="16.34cm">
          <text:p text:style-name="P2">Negative </text:p>
          <text:p text:style-name="P2">urgenc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2.032cm" svg:x="0.408cm" svg:y="9.174cm">
          <text:p text:style-name="P2">Sensation</text:p>
          <text:p text:style-name="P2">seekin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34cm" svg:y1="17.002cm" svg:x2="7.012cm" svg:y2="18.018cm">
          <text:p/>
        </draw:line>
        <draw:line draw:style-name="gr1" draw:text-style-name="P1" draw:layer="layout" svg:x1="5.235cm" svg:y1="15.096cm" svg:x2="7.013cm" svg:y2="14.08cm">
          <text:p/>
        </draw:line>
        <draw:custom-shape draw:style-name="gr2" draw:text-style-name="P3" draw:layer="layout" svg:width="3.048cm" svg:height="3.048cm" svg:x="7.213cm" svg:y="12.048cm">
          <text:p text:style-name="P2">Deficit</text:p>
          <text:p text:style-name="P2">dilig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572cm" svg:height="2.032cm" svg:x="0.409cm" svg:y="13.826cm">
          <text:p text:style-name="P2">Perseveran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72cm" svg:height="2.032cm" svg:x="0.409cm" svg:y="11.54cm">
          <text:p text:style-name="P2">Premediatio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35cm" svg:y1="12.202cm" svg:x2="7.013cm" svg:y2="13.218cm">
          <text:p/>
        </draw:line>
        <draw:custom-shape draw:style-name="gr2" draw:text-style-name="P3" draw:layer="layout" svg:width="3.048cm" svg:height="3.048cm" svg:x="12.192cm" svg:y="4.71cm">
          <text:p text:style-name="P2">Sugg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572cm" svg:height="2.032cm" svg:x="2.058cm" svg:y="0.316cm">
          <text:p text:style-name="P2">Consumer</text:p>
          <text:p text:style-name="P2">suggest.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72cm" svg:height="2.032cm" svg:x="11.638cm" svg:y="0.316cm">
          <text:p text:style-name="P2">Phys.</text:p>
          <text:p text:style-name="P2">suggest.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72cm" svg:height="2.032cm" svg:x="16.464cm" svg:y="0.316cm">
          <text:p text:style-name="P2">Phys.</text:p>
          <text:p text:style-name="P2">reactivit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72cm" svg:height="2.032cm" svg:x="21.236cm" svg:y="0.316cm">
          <text:p text:style-name="P2">Peer</text:p>
          <text:p text:style-name="P2">conformit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72cm" svg:height="2.032cm" svg:x="6.852cm" svg:y="0.316cm">
          <text:p text:style-name="P2">Persuad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3.138cm" svg:x="23.968cm" svg:y="7.72cm">
          <text:p text:style-name="P2">Dim.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3.81cm" svg:height="3.138cm" svg:x="23.969cm" svg:y="11.016cm">
          <text:p text:style-name="P2">Dim.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3.81cm" svg:height="3.139cm" svg:x="23.969cm" svg:y="14.31cm">
          <text:p text:style-name="P2">Dim.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3.81cm" svg:height="3.138cm" svg:x="23.968cm" svg:y="17.598cm">
          <text:p text:style-name="P2">Dim. 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808cm" svg:y1="20.512cm" svg:x2="17.904cm" svg:y2="20.512cm">
          <text:p/>
        </draw:line>
        <draw:line draw:style-name="gr1" draw:text-style-name="P1" draw:layer="layout" svg:x1="15.748cm" svg:y1="6.358cm" svg:x2="21.59cm" svg:y2="9.152cm">
          <text:p/>
        </draw:line>
        <draw:frame draw:style-name="gr8" draw:text-style-name="P5" draw:layer="layout" svg:width="1.979cm" svg:height="0.962cm" svg:x="5.334cm" svg:y="16.256cm">
          <draw:text-box>
            <text:p>0.93*</text:p>
          </draw:text-box>
        </draw:frame>
        <draw:frame draw:style-name="gr8" draw:text-style-name="P5" draw:layer="layout" svg:width="1.979cm" svg:height="0.962cm" svg:x="5.334cm" svg:y="19.656cm">
          <draw:text-box>
            <text:p>0.87*</text:p>
          </draw:text-box>
        </draw:frame>
        <draw:frame draw:style-name="gr8" draw:text-style-name="P5" draw:layer="layout" svg:width="1.979cm" svg:height="0.962cm" svg:x="5.334cm" svg:y="14.856cm">
          <draw:text-box>
            <text:p>0.93*</text:p>
          </draw:text-box>
        </draw:frame>
        <draw:frame draw:style-name="gr8" draw:text-style-name="P5" draw:layer="layout" svg:width="1.979cm" svg:height="0.962cm" svg:x="5.334cm" svg:y="11.556cm">
          <draw:text-box>
            <text:p>0.52*</text:p>
          </draw:text-box>
        </draw:frame>
        <draw:line draw:style-name="gr1" draw:text-style-name="P1" draw:layer="layout" svg:x1="5.08cm" svg:y1="2.556cm" svg:x2="11.176cm" svg:y2="5.288cm">
          <text:p/>
        </draw:line>
        <draw:line draw:style-name="gr1" draw:text-style-name="P1" draw:layer="layout" svg:x1="10.668cm" svg:y1="2.548cm" svg:x2="12.192cm" svg:y2="4.718cm">
          <text:p/>
        </draw:line>
        <draw:line draw:style-name="gr1" draw:text-style-name="P1" draw:layer="layout" svg:x1="13.716cm" svg:y1="3.356cm" svg:x2="13.716cm" svg:y2="4.38cm">
          <text:p/>
        </draw:line>
        <draw:line draw:style-name="gr1" draw:text-style-name="P1" draw:layer="layout" svg:x1="17.092cm" svg:y1="2.548cm" svg:x2="15.568cm" svg:y2="4.718cm">
          <text:p/>
        </draw:line>
        <draw:line draw:style-name="gr1" draw:text-style-name="P1" draw:layer="layout" svg:x1="22.276cm" svg:y1="2.556cm" svg:x2="16.18cm" svg:y2="5.288cm">
          <text:p/>
        </draw:line>
        <draw:line draw:style-name="gr9" draw:text-style-name="P1" draw:layer="layout" svg:x1="11.69cm" svg:y1="6.358cm" svg:x2="5.848cm" svg:y2="9.152cm">
          <text:p/>
        </draw:line>
        <draw:frame draw:style-name="gr8" draw:text-style-name="P5" draw:layer="layout" svg:width="1.979cm" svg:height="0.962cm" svg:x="5.334cm" svg:y="3.356cm">
          <draw:text-box>
            <text:p>0.42*</text:p>
          </draw:text-box>
        </draw:frame>
        <draw:frame draw:style-name="gr8" draw:text-style-name="P5" draw:layer="layout" svg:width="1.979cm" svg:height="0.962cm" svg:x="9.334cm" svg:y="3.056cm">
          <draw:text-box>
            <text:p>0.68*</text:p>
          </draw:text-box>
        </draw:frame>
        <draw:frame draw:style-name="gr8" draw:text-style-name="P5" draw:layer="layout" svg:width="1.979cm" svg:height="0.962cm" svg:x="12.834cm" svg:y="2.556cm">
          <draw:text-box>
            <text:p>0.51*</text:p>
          </draw:text-box>
        </draw:frame>
        <draw:frame draw:style-name="gr8" draw:text-style-name="P5" draw:layer="layout" svg:width="1.979cm" svg:height="0.962cm" svg:x="16.434cm" svg:y="3.056cm">
          <draw:text-box>
            <text:p>0.79*</text:p>
          </draw:text-box>
        </draw:frame>
        <draw:frame draw:style-name="gr8" draw:text-style-name="P5" draw:layer="layout" svg:width="1.979cm" svg:height="0.962cm" svg:x="20.034cm" svg:y="3.356cm">
          <draw:text-box>
            <text:p>0.49*</text:p>
          </draw:text-box>
        </draw:frame>
        <draw:frame draw:style-name="standard" draw:layer="layout" svg:width="7.408cm" svg:height="11.663cm" svg:x="11.951cm" svg:y="8.536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bw1">
              <table:table-cell>
                <text:p>Dim. 1</text:p>
              </table:table-cell>
              <table:table-cell>
                <text:p>R. E.</text:p>
              </table:table-cell>
              <table:table-cell>
                <text:p>0.51*</text:p>
              </table:table-cell>
            </table:table-row>
            <table:table-row table:style-name="ro1" table:default-cell-style-name="bw1">
              <table:table-cell/>
              <table:table-cell>
                <text:p>D. D.</text:p>
              </table:table-cell>
              <table:table-cell>
                <text:p>-0.07</text:p>
              </table:table-cell>
            </table:table-row>
            <table:table-row table:style-name="ro1" table:default-cell-style-name="bw1">
              <table:table-cell/>
              <table:table-cell>
                <text:p>S. S.</text:p>
              </table:table-cell>
              <table:table-cell>
                <text:p>-0.11</text:p>
              </table:table-cell>
            </table:table-row>
            <table:table-row table:style-name="ro1" table:default-cell-style-name="bw1">
              <table:table-cell>
                <text:p>Dim. 2</text:p>
              </table:table-cell>
              <table:table-cell>
                <text:p>R. E.</text:p>
              </table:table-cell>
              <table:table-cell>
                <text:p>-0.17</text:p>
              </table:table-cell>
            </table:table-row>
            <table:table-row table:style-name="ro1" table:default-cell-style-name="bw1">
              <table:table-cell/>
              <table:table-cell>
                <text:p>D. D.</text:p>
              </table:table-cell>
              <table:table-cell>
                <text:p>-0.20</text:p>
              </table:table-cell>
            </table:table-row>
            <table:table-row table:style-name="ro1" table:default-cell-style-name="bw1">
              <table:table-cell/>
              <table:table-cell>
                <text:p>S. S.</text:p>
              </table:table-cell>
              <table:table-cell>
                <text:p>0.10</text:p>
              </table:table-cell>
            </table:table-row>
            <table:table-row table:style-name="ro1" table:default-cell-style-name="bw1">
              <table:table-cell>
                <text:p>Dim. 3</text:p>
              </table:table-cell>
              <table:table-cell>
                <text:p>R. E.</text:p>
              </table:table-cell>
              <table:table-cell>
                <text:p>0.12</text:p>
              </table:table-cell>
            </table:table-row>
            <table:table-row table:style-name="ro1" table:default-cell-style-name="bw1">
              <table:table-cell/>
              <table:table-cell>
                <text:p>D. D.</text:p>
              </table:table-cell>
              <table:table-cell>
                <text:p>-0.21</text:p>
              </table:table-cell>
            </table:table-row>
            <table:table-row table:style-name="ro1" table:default-cell-style-name="bw1">
              <table:table-cell/>
              <table:table-cell>
                <text:p>S. S.</text:p>
              </table:table-cell>
              <table:table-cell>
                <text:p>-0.06</text:p>
              </table:table-cell>
            </table:table-row>
            <table:table-row table:style-name="ro1" table:default-cell-style-name="bw1">
              <table:table-cell>
                <text:p>Dim. 4</text:p>
              </table:table-cell>
              <table:table-cell>
                <text:p>R. E.</text:p>
              </table:table-cell>
              <table:table-cell>
                <text:p>0.13</text:p>
              </table:table-cell>
            </table:table-row>
            <table:table-row table:style-name="ro1" table:default-cell-style-name="bw1">
              <table:table-cell/>
              <table:table-cell>
                <text:p>D. D.</text:p>
              </table:table-cell>
              <table:table-cell>
                <text:p>0.01</text:p>
              </table:table-cell>
            </table:table-row>
            <table:table-row table:style-name="ro1" table:default-cell-style-name="bw1">
              <table:table-cell/>
              <table:table-cell>
                <text:p>S. S.</text:p>
              </table:table-cell>
              <table:table-cell>
                <text:p>-0.0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08cm" svg:height="2.915cm" svg:x="0.84cm" svg:y="4.672cm">
          <table:table table:template-name="bw">
            <table:table-column table:style-name="co2"/>
            <table:table-column table:style-name="co4"/>
            <table:table-row table:style-name="ro1" table:default-cell-style-name="bw1">
              <table:table-cell>
                <text:p>R. E.</text:p>
              </table:table-cell>
              <table:table-cell>
                <text:p>0.03</text:p>
              </table:table-cell>
            </table:table-row>
            <table:table-row table:style-name="ro1" table:default-cell-style-name="bw1">
              <table:table-cell>
                <text:p>D. D.</text:p>
              </table:table-cell>
              <table:table-cell>
                <text:p>-0.01</text:p>
              </table:table-cell>
            </table:table-row>
            <table:table-row table:style-name="ro1" table:default-cell-style-name="bw1">
              <table:table-cell>
                <text:p>S. S.</text:p>
              </table:table-cell>
              <table:table-cell>
                <text:p>0.1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755cm" svg:height="3.887cm" svg:x="22.002cm" svg:y="3.432cm">
          <table:table table:template-name="bw">
            <table:table-column table:style-name="co5"/>
            <table:table-column table:style-name="co5"/>
            <table:table-row table:style-name="ro1" table:default-cell-style-name="bw1">
              <table:table-cell>
                <text:p>Dim. 1</text:p>
              </table:table-cell>
              <table:table-cell>
                <text:p>0.48*</text:p>
              </table:table-cell>
            </table:table-row>
            <table:table-row table:style-name="ro1" table:default-cell-style-name="bw1">
              <table:table-cell>
                <text:p>Dim. 2</text:p>
              </table:table-cell>
              <table:table-cell>
                <text:p>0.04</text:p>
              </table:table-cell>
            </table:table-row>
            <table:table-row table:style-name="ro1" table:default-cell-style-name="bw1">
              <table:table-cell>
                <text:p>Dim. 3</text:p>
              </table:table-cell>
              <table:table-cell>
                <text:p>0.20</text:p>
              </table:table-cell>
            </table:table-row>
            <table:table-row table:style-name="ro1" table:default-cell-style-name="bw1">
              <table:table-cell>
                <text:p>Dim. 4</text:p>
              </table:table-cell>
              <table:table-cell>
                <text:p>0.1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ADDE1344263C5DEC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16:10:40.570000000</meta:creation-date>
    <dc:date>2018-04-25T17:57:01.061000000</dc:date>
    <meta:editing-duration>PT2M47S</meta:editing-duration>
    <meta:editing-cycles>1</meta:editing-cycles>
    <meta:document-statistic meta:object-count="64"/>
    <meta:generator>LibreOffice/5.4.6.2$Windows_X86_64 LibreOffice_project/4014ce260a04f1026ba855d3b8d91541c224eab8</meta:generator>
  </office:meta>
</office:document-meta>
</file>